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Times New Roman'" style:font-family-asian="'Times New Roman'" style:font-family-complex="'Times New Roman'" fo:background-color="transparent" style:use-window-font-color="true"/>
    </style:style>
    <style:style style:name="T2" style:family="text">
      <style:text-properties fo:font-size="16.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6.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normal" fo:font-family="'Times New Roman'" style:font-family-asian="'Times New Roman'" style:font-family-complex="'Times New Roman'" fo:background-color="transparent" fo:color="#004dbb"/>
    </style:style>
    <style:style style:name="T11" style:family="text">
      <style:text-properties fo:font-size="16.00pt" fo:font-weight="normal" fo:font-family="'Times New Roman'" style:font-family-asian="'Times New Roman'" style:font-family-complex="'Times New Roman'" fo:background-color="transparent" style:use-window-font-color="true"/>
    </style:style>
    <style:style style:name="T12"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6.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normal" fo:font-family="'Times New Roman'" style:font-family-asian="'Times New Roman'" style:font-family-complex="'Times New Roman'" fo:background-color="transparent" fo:color="#004dbb"/>
    </style:style>
    <style:style style:name="T20" style:family="text">
      <style:text-properties fo:font-size="11.00pt" fo:font-weight="normal" fo:font-family="Calibri" style:font-family-asian="Calibri" style:font-family-complex="Calibri" fo:background-color="transparent" fo:color="#004dbb"/>
    </style:style>
    <style:style style:name="T21" style:family="text">
      <style:text-properties fo:font-size="16.00pt" fo:font-weight="normal" fo:font-family="'Times New Roman'" style:font-family-asian="'Times New Roman'" style:font-family-complex="'Times New Roman'" fo:background-color="transparent" fo:color="#004dbb"/>
    </style:style>
    <style:style style:name="T22" style:family="text">
      <style:text-properties fo:font-size="11.00pt" fo:font-weight="normal" fo:font-family="Calibri" style:font-family-asian="Calibri" style:font-family-complex="Calibri" fo:background-color="transparent" fo:color="#004dbb"/>
    </style:style>
    <style:style style:name="T23" style:family="text">
      <style:text-properties fo:font-size="16.00pt" fo:font-weight="normal" fo:font-family="'Times New Roman'" style:font-family-asian="'Times New Roman'" style:font-family-complex="'Times New Roman'" fo:background-color="transparent" fo:color="#004dbb"/>
    </style:style>
    <style:style style:name="T24" style:family="text">
      <style:text-properties fo:font-size="11.00pt" fo:font-weight="normal" fo:font-family="Calibri" style:font-family-asian="Calibri" style:font-family-complex="Calibri" fo:background-color="transparent" fo:color="#004dbb"/>
    </style:style>
    <style:style style:name="T25" style:family="text">
      <style:text-properties fo:font-size="16.00pt" fo:font-weight="normal" fo:font-family="'Times New Roman'" style:font-family-asian="'Times New Roman'" style:font-family-complex="'Times New Roman'" fo:background-color="transparent" fo:color="#004dbb"/>
    </style:style>
    <style:style style:name="T26" style:family="text">
      <style:text-properties fo:font-size="11.00pt" fo:font-weight="normal" fo:font-family="Calibri" style:font-family-asian="Calibri" style:font-family-complex="Calibri" fo:background-color="transparent" fo:color="#004dbb"/>
    </style:style>
    <style:style style:name="T27" style:family="text">
      <style:text-properties fo:font-size="16.00pt" fo:font-weight="normal" fo:font-family="'Times New Roman'" style:font-family-asian="'Times New Roman'" style:font-family-complex="'Times New Roman'" fo:background-color="transparent" fo:color="#004dbb"/>
    </style:style>
    <style:style style:name="T28" style:family="text">
      <style:text-properties fo:font-size="16.00pt" fo:font-weight="normal" fo:font-family="'Times New Roman'" style:font-family-asian="'Times New Roman'" style:font-family-complex="'Times New Roman'" fo:background-color="transparent" style:use-window-font-color="true"/>
    </style:style>
    <style:style style:name="T2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6.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6.00pt" fo:font-weight="normal" fo:font-family="'Times New Roman'" style:font-family-asian="'Times New Roman'" style:font-family-complex="'Times New Roman'" fo:background-color="transparent" fo:color="#004dbb"/>
    </style:style>
    <style:style style:name="T35" style:family="text">
      <style:text-properties fo:font-size="16.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office:automatic-styles>
  <office:body>
    <office:text>
      <text:p text:style-name="P1"><text:span text:style-name="T1">Pre-informe</text:span></text:p>
      <text:p text:style-name="P1"><text:span text:style-name="T1">TP-3</text:span><text:span text:style-name="T2"/></text:p>
      <text:p text:style-name="P1"><text:span text:style-name="T3"/></text:p>
      <text:p text:style-name="P2"><text:span text:style-name="T3"/></text:p>
      <text:p text:style-name="P2"><text:span text:style-name="T3"/></text:p>
      <text:p text:style-name="P2"><text:span text:style-name="T3"/></text:p>
      <text:p text:style-name="P2"><text:span text:style-name="T4">Para este ultimo trabajo practico trabajaremos junto con las estructuras anteriores desarrolladas en el tp1 y tp2, y agregaremos 3 nuevos TDA , más un una implementación de arboles.</text:span></text:p>
      <text:p text:style-name="P3"><text:span text:style-name="T5">Tokenizer</text:span><text:span text:style-name="T6"/></text:p>
      <text:p text:style-name="P4"><text:span text:style-name="T7">El Tda de arboles es el dado por la cátedra por lo que no requiere mucha explicacion. El siguiente es el Tda tokenizer, este es el responsable de procesar las palabras que luego seran insertadas en el indice , y por lo tanto buscadas por el buscador.</text:span><text:span text:style-name="T8"/></text:p>
      <text:p text:style-name="P4"><text:span text:style-name="T9"/></text:p>
      <text:p text:style-name="P4"><text:span text:style-name="T10">typedef struct _t_tok { </text:span></text:p>
      <text:p text:style-name="P4"><text:span text:style-name="T10"><text:s text:c="4"/>int numero_separadores; </text:span></text:p>
      <text:p text:style-name="P4"><text:span text:style-name="T10"><text:s text:c="4"/>char<text:s text:c="2"/>separadores[10][5]; </text:span></text:p>
      <text:p text:style-name="P4"><text:span text:style-name="T10">} Ttokenizer;</text:span><text:span text:style-name="T11"/></text:p>
      <text:p text:style-name="P5"><text:span text:style-name="T12">Tindice</text:span><text:span text:style-name="T13"/></text:p>
      <text:p text:style-name="P6"><text:span text:style-name="T14">Para una primera implementacion se utilizan separadores comunes como e,y,o,u,and,or,si y no con posiblidad de agregar mas casos.Utilizamos una matriz para movernos pero tambien hubiera sido posible utilizar una listasimple.</text:span></text:p>
      <text:p text:style-name="P6"><text:span text:style-name="T15"/></text:p>
      <text:p text:style-name="P6"><text:span text:style-name="T16">Otro de los TDA es el de Tindice. Este también llamado índice invertido estará compuesta por 2 arboles y vinculara a los usuarios con sus respectivos tweets.</text:span><text:span text:style-name="T17"/></text:p>
      <text:p text:style-name="P6"><text:span text:style-name="T18"/></text:p>
      <text:p text:style-name="P6"><text:span text:style-name="T19">typedef struct{ </text:span></text:p>
      <text:p text:style-name="P6"><text:span text:style-name="T19"><text:s text:c="4"/>char * user; </text:span></text:p>
      <text:p text:style-name="P6"><text:span text:style-name="T19"><text:s text:c="4"/>char * date; </text:span></text:p>
      <text:p text:style-name="P6"><text:span text:style-name="T19">}tweet_id; </text:span></text:p>
      <text:p text:style-name="P6"><text:span text:style-name="T20"/></text:p>
      <text:p text:style-name="P6"><text:span text:style-name="T21">typedef struct { </text:span></text:p>
      <text:p text:style-name="P6"><text:span text:style-name="T21"><text:s text:c="4"/>char * clave; </text:span></text:p>
      <text:p text:style-name="P6"><text:span text:style-name="T21"><text:s text:c="4"/>TListaSimple dato; </text:span></text:p>
      <text:p text:style-name="P6"><text:span text:style-name="T21">}TNodo_Termino; </text:span></text:p>
      <text:p text:style-name="P6"><text:span text:style-name="T22"/></text:p>
      <text:p text:style-name="P6"><text:span text:style-name="T23">typedef struct { </text:span></text:p>
      <text:p text:style-name="P6"><text:span text:style-name="T23"><text:s text:c="4"/>char * clave; </text:span></text:p>
      <text:p text:style-name="P6"><text:span text:style-name="T23"><text:s text:c="4"/>tweet_id<text:s text:c="4"/>valor; </text:span></text:p>
      <text:p text:style-name="P6"><text:span text:style-name="T23">}TNodo_Tweet; </text:span></text:p>
      <text:p text:style-name="P6"><text:span text:style-name="T24"/></text:p>
      <text:p text:style-name="P6"><text:span text:style-name="T25">typedef struct TIndice{ </text:span></text:p>
      <text:p text:style-name="P6"><text:span text:style-name="T25"><text:s text:c="4"/>TTokenizer * tk; </text:span></text:p>
      <text:p text:style-name="P6"><text:span text:style-name="T25"><text:s text:c="4"/>TAB terminos; </text:span></text:p>
      <text:p text:style-name="P6"><text:span text:style-name="T25"><text:s text:c="4"/>TAB tweets; </text:span></text:p>
      <text:p text:style-name="P6"><text:span text:style-name="T26"/></text:p>
      <text:p text:style-name="P6"><text:span text:style-name="T27">}Tindice;</text:span><text:span text:style-name="T28"/></text:p>
      <text:p text:style-name="P7"><text:span text:style-name="T29">TBuscador</text:span><text:span text:style-name="T30"/></text:p>
      <text:p text:style-name="P8"><text:span text:style-name="T31">Por ultimo el Tda de búsqueda sera el responsable de recorrer los índices y obtener información según se lo requiera, existen 2 posibilidades, la de unión o intersección de palabras buscadas.</text:span><text:span text:style-name="T32"/></text:p>
      <text:p text:style-name="P8"><text:span text:style-name="T33"/></text:p>
      <text:p text:style-name="P8"><text:span text:style-name="T34">typedef struct{ </text:span></text:p>
      <text:p text:style-name="P8"><text:span text:style-name="T34"><text:s text:c="4"/>TTokenizer * tk; </text:span></text:p>
      <text:p text:style-name="P8"><text:span text:style-name="T34"><text:s text:c="4"/>TIndice<text:s text:c="4"/>* ti; </text:span></text:p>
      <text:p text:style-name="P8"><text:span text:style-name="T34">}Tbuscador;</text:span><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